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fo:font-weight="bold" officeooo:rsid="001a095f" officeooo:paragraph-rsid="001a095f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1a095f" officeooo:paragraph-rsid="001a095f" style:font-size-asian="16pt" style:font-size-complex="18.25pt"/>
    </style:style>
    <style:style style:name="P9" style:family="paragraph" style:parent-style-name="Table_20_Contents">
      <style:text-properties fo:font-size="18.25pt" officeooo:rsid="001a7ced" officeooo:paragraph-rsid="001a7ced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22pt" fo:font-weight="bold"/>
    </style:style>
    <style:style style:name="T8" style:family="text">
      <style:text-properties style:font-name="Calibri" fo:font-size="10.5pt"/>
    </style:style>
    <style:style style:name="T9" style:family="text">
      <style:text-properties style:font-name="Calibri" fo:font-weight="bold"/>
    </style:style>
    <style:style style:name="T10" style:family="text">
      <style:text-properties fo:font-size="22pt" fo:font-weight="bold"/>
    </style:style>
    <style:style style:name="T11" style:family="text">
      <style:text-properties fo:font-weight="bold"/>
    </style:style>
    <style:style style:name="T12" style:family="text">
      <style:text-properties style:font-name="Wingdings" fo:font-size="10.5pt" fo:font-weight="bold"/>
    </style:style>
    <style:style style:name="T13" style:family="text">
      <style:text-properties style:font-name="Wingdings" fo:font-weight="bold"/>
    </style:style>
    <style:style style:name="T14" style:family="text">
      <style:text-properties fo:font-size="10.5pt"/>
    </style:style>
    <style:style style:name="T15" style:family="text">
      <style:text-properties fo:font-size="10.5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1">2</text:span><text:span text:style-name="T5">　</text:span><text:span text:style-name="T9">Cookie</text:span><text:span text:style-name="T5">的示例</text:span></text:h>
      <text:p text:style-name="P3"><text:span text:style-name="T13">Ø</text:span><text:span text:style-name="T5">保存</text:span><text:span text:style-name="T11">Cookie</text:span><text:span text:style-name="T5">到客户端</text:span></text:p>
      <text:p text:style-name="P4"><text:span text:style-name="T1">这是响应工作的一部分，所以这个方法是</text:span>response<text:span text:style-name="T1">对象的。并且</text:span><text:span text:style-name="T6">Cookie</text:span><text:span text:style-name="T1">是</text:span><text:span text:style-name="T6">HTTP</text:span><text:span text:style-name="T1">协议中的内容，所以保存</text:span><text:span text:style-name="T6">Cookie</text:span><text:span text:style-name="T1">是</text:span><text:span text:style-name="T6">HttpServletResponse</text:span><text:span text:style-name="T1">类的方法。</text:span></text:p>
      <text:p text:style-name="P4">void addCookie(Cookie c)<text:span text:style-name="T1">：添加</text:span><text:span text:style-name="T6">Cookie</text:span><text:span text:style-name="T1">对象到当前</text:span><text:span text:style-name="T6">response</text:span><text:span text:style-name="T1">对象中，这个方法可以被调用多次，从而完成添加多个</text:span><text:span text:style-name="T6">Cookie</text:span><text:span text:style-name="T1">对象到</text:span><text:span text:style-name="T6">response</text:span><text:span text:style-name="T1">中。</text:span></text:p>
      <text:p text:style-name="P5"><text:span text:style-name="T1">写入浏览器的Cookie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//创建Cookie对象</text:p>
            <text:p text:style-name="P8"><text:tab/><text:tab/>Cookie cookie=new Cookie("userpass", username+","+password);</text:p>
            <text:p text:style-name="P8"><text:tab/><text:tab/>//把Cookie写到浏览器</text:p>
            <text:p text:style-name="P8"><text:tab/><text:tab/>resp.addCookie(cookie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3">Ø</text:span><text:span text:style-name="T5">服务器端读取</text:span><text:span text:style-name="T11">Cookie</text:span></text:p>
      <text:p text:style-name="P6"><text:span text:style-name="T1">我们现在已经可以保存</text:span>Cookie<text:span text:style-name="T1">到客户端了，但还没有学习让服务器如何读取</text:span><text:span text:style-name="T6">Cookie</text:span><text:span text:style-name="T1">。</text:span></text:p>
      <text:p text:style-name="P6"><text:span text:style-name="T1">如果浏览器保存了</text:span>Cookie<text:span text:style-name="T1">，那么会在下一次请求时把</text:span><text:span text:style-name="T6">Cookie</text:span><text:span text:style-name="T1">放到请求头中发送给服务器，这时服务器需要在请求中读取</text:span><text:span text:style-name="T6">Cookie</text:span><text:span text:style-name="T1">。既然是在请求中读取，那么当然是使用</text:span><text:span text:style-name="T6">request</text:span><text:span text:style-name="T1">对象来读取了。</text:span></text:p>
      <text:p text:style-name="P6">HttpServletRequest<text:span text:style-name="T1">：</text:span><text:span text:style-name="T6">Cookie[] getCookies()</text:span></text:p>
      <text:p text:style-name="P6"><text:span text:style-name="T1">注意，它返回的是</text:span>Cookie<text:span text:style-name="T1">数组，而不是一个</text:span><text:span text:style-name="T6">Cookie</text:span><text:span text:style-name="T1">对象。如果请求中没有</text:span><text:span text:style-name="T6">Cookie</text:span><text:span text:style-name="T1">，那么该方法返回</text:span><text:span text:style-name="T6">null</text:span><text:span text:style-name="T1">。</text:span></text:p>
      <table:table table:name="表格2" table:style-name="表格2">
        <table:table-column table:style-name="表格2.A"/>
        <text:soft-page-break/>
        <table:table-row>
          <table:table-cell table:style-name="表格2.A1" office:value-type="string">
            <text:p text:style-name="P9">//从浏览器中读取当前项目Cookie</text:p>
            <text:p text:style-name="P9"><text:tab/><text:tab/>Cookie[] cook=req.getCookies();</text:p>
            <text:p text:style-name="P9"><text:tab/><text:tab/>//遍历Cookie</text:p>
            <text:p text:style-name="P9"><text:tab/><text:tab/>for(Cookie c:cook){</text:p>
            <text:p text:style-name="P9"><text:tab/><text:tab/><text:tab/>//获得Cookie的name</text:p>
            <text:p text:style-name="P9"><text:tab/><text:tab/><text:tab/>String ckname=c.getName();</text:p>
            <text:p text:style-name="P9"><text:tab/><text:tab/><text:tab/>if("userpass".equals(ckname)){</text:p>
            <text:p text:style-name="P9"><text:tab/><text:tab/><text:tab/><text:tab/>//拿到Cookit的值</text:p>
            <text:p text:style-name="P9"><text:tab/><text:tab/><text:tab/><text:tab/>userpath=c.getValue();</text:p>
            <text:p text:style-name="P9"><text:tab/><text:tab/><text:tab/>}</text:p>
            <text:p text:style-name="P9"><text:tab/><text:tab/><text:tab/></text:p>
            <text:p text:style-name="P9"><text:tab/><text:tab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38S</meta:editing-duration>
    <meta:editing-cycles>4</meta:editing-cycles>
    <meta:generator>LibreOffice/5.3.0.3$Windows_X86_64 LibreOffice_project/7074905676c47b82bbcfbea1aeefc84afe1c50e1</meta:generator>
    <dc:date>2018-03-13T13:39:29.960000000</dc:date>
    <meta:document-statistic meta:table-count="2" meta:image-count="0" meta:object-count="0" meta:page-count="2" meta:paragraph-count="26" meta:word-count="328" meta:character-count="791" meta:non-whitespace-character-count="744"/>
    <meta:user-defined meta:name="Info 1"/>
    <meta:user-defined meta:name="Info 2"/>
    <meta:user-defined meta:name="Info 3"/>
    <meta:user-defined meta:name="Info 4"/>
  </office:meta>
</office:document-meta>
</file>